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left="0in" fo:margin-right="0in" fo:text-align="justify" style:justify-single-word="false" fo:text-indent="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margin-top="0.139in" fo:margin-bottom="0.111in" loext:contextual-spacing="false" fo:line-height="100%" fo:text-align="justify" style:justify-single-word="false"/>
    </style:style>
    <style:style style:name="P10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style:font-name="Arial" fo:font-size="12pt" style:font-name-asian="Arial1" style:font-size-asian="12pt" style:font-name-complex="Arial1" style:font-size-complex="12pt"/>
    </style:style>
    <style:style style:name="T4" style:family="text">
      <style:text-properties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5" style:family="text">
      <style:text-properties style:font-name="Arial" fo:font-size="10pt" style:font-name-asian="Arial1" style:font-size-asian="10pt" style:font-name-complex="Arial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color="#0563c1"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8" style:family="text">
      <style:text-properties fo:color="#0563c1" style:font-name="Arial" fo:font-size="12pt" style:text-underline-style="none" style:font-name-asian="Arial1" style:font-size-asian="12pt" style:font-name-complex="Arial1" style:font-size-complex="12pt"/>
    </style:style>
    <style:style style:name="T9" style:family="text">
      <style:text-properties style:font-name="Consolas" fo:font-size="10pt" style:font-name-asian="Consolas1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Manual de Instalação</text:span></text:p>
      <text:p text:style-name="P1"><text:span text:style-name="T2">Requerimentos</text:span></text:p>
      <text:p text:style-name="P3"><text:span text:style-name="T3">Para realizar a instalação é necessário ter os seguintes programas:</text:span></text:p>
      <text:list xml:id="list583424889" text:style-name="WWNum1">
        <text:list-item>
          <text:p text:style-name="P4"><text:span text:style-name="T6">Visual Studio Code ou o IntelliJ IDEA</text:span></text:p>
        </text:list-item>
        <text:list-item>
          <text:p text:style-name="P4"><text:span text:style-name="T6">Node na versão 18 e com o npm 9</text:span></text:p>
        </text:list-item>
        <text:list-item>
          <text:p text:style-name="P4"><text:span text:style-name="T6">MySQL 8.0.32</text:span></text:p>
        </text:list-item>
        <text:list-item>
          <text:p text:style-name="P5"><text:span text:style-name="T6">Android Studio a versão mais nova</text:span></text:p>
        </text:list-item>
      </text:list>
      <text:p text:style-name="P3"><text:span text:style-name="T3">Para fazer a instalação do node seguir o tutorial : </text:span><text:a xlink:type="simple" xlink:href="https://nodejs.org/en/learn/getting-started/how-to-install-nodejs" text:style-name="ListLabel_20_10" text:visited-style-name="ListLabel_20_10"><text:span text:style-name="T7">https://nodejs.org/en/learn/getting-started/how-to-install-nodejs</text:span></text:a><text:span text:style-name="T8"> </text:span><text:span text:style-name="T3">ou </text:span><text:a xlink:type="simple" xlink:href="https://www.freecodecamp.org/portuguese/news/como-instalar-o-node-js-e-o-npm-no-windows/" text:style-name="ListLabel_20_10" text:visited-style-name="ListLabel_20_10"><text:span text:style-name="T7">https://www.freecodecamp.org/portuguese/news/como-instalar-o-node-js-e-o-npm-no-windows/</text:span></text:a><text:span text:style-name="T3"> </text:span></text:p>
      <text:p text:style-name="P1"><text:span text:style-name="T3">Para o MySQL: </text:span><text:a xlink:type="simple" xlink:href="https://dev.mysql.com/doc/mysql-installation-excerpt/5.7/en/" text:style-name="ListLabel_20_10" text:visited-style-name="ListLabel_20_10"><text:span text:style-name="T7">https://dev.mysql.com/doc/mysql-installation-excerpt/5.7/en/</text:span></text:a><text:span text:style-name="T3"> ou </text:span><text:a xlink:type="simple" xlink:href="https://www.alura.com.br/artigos/mysql-do-download-e-instalacao-ate-sua-primeira-tabela" text:style-name="ListLabel_20_10" text:visited-style-name="ListLabel_20_10"><text:span text:style-name="T7">https://www.alura.com.br/artigos/mysql-do-download-e-instalacao-ate-sua-primeira-tabela</text:span></text:a><text:span text:style-name="T3">.</text:span></text:p>
      <text:p text:style-name="P1"><text:span text:style-name="T3">E para o Android Studio: </text:span><text:a xlink:type="simple" xlink:href="https://developer.android.com/studio/install?hl=pt-br" text:style-name="ListLabel_20_10" text:visited-style-name="ListLabel_20_10"><text:span text:style-name="T7">https://developer.android.com/studio/install?hl=pt-br</text:span></text:a><text:span text:style-name="T3"> </text:span></text:p>
      <text:p text:style-name="P2"/>
      <text:p text:style-name="P1"><text:span text:style-name="T2">Configuração do banco de dados</text:span></text:p>
      <text:p text:style-name="P6"><text:span text:style-name="T3">Acesse seu MySQL e crie o database ‘db_pepvagas’, isto pode ser feito através do comando:</text:span></text:p>
      <text:p text:style-name="P1"><text:span text:style-name="T9">CREATE DATABASE db_pepvagas;</text:span></text:p>
      <text:p text:style-name="P6"><text:span text:style-name="T3">Com o database criado você deve alterar o arquivo data_source.ts, que fica na pasta código-fonte/backend/database/, ele é um arquivo de configuração que vai conectar o backend com o database, você deve alterar os seguintes valores no arquivo, variando de acordo com a configuração de autenticação do seu MySQL.</text:span></text:p>
      <text:p text:style-name="P1"><text:span text:style-name="T9">...</text:span></text:p>
      <text:p text:style-name="P1"><text:span text:style-name="T9">username: "root",</text:span></text:p>
      <text:p text:style-name="P1"><text:span text:style-name="T9">password: "root",</text:span></text:p>
      <text:p text:style-name="P1"><text:span text:style-name="T9">...</text:span></text:p>
      <text:p text:style-name="P1"><text:span text:style-name="T3">Você pode criar um novo usuário no MySQL para ser usado pela plataforma ou usar algum já criado, mas garanta que ele tenha as permissões corretas para acessar essa database.</text:span></text:p>
      <text:p text:style-name="P2"/>
      <text:p text:style-name="P1"><text:span text:style-name="T2">Executando o sistema como um desenvolvedor</text:span></text:p>
      <text:p text:style-name="P6"><text:span text:style-name="T3">Com o banco de dados configurado você de executar o backend da plataforma, para fazer isso execute o seguinte comando no terminal dentro da pasta código-fonte/backend:</text:span></text:p>
      <text:p text:style-name="P1"><text:span text:style-name="T9">npm i</text:span></text:p>
      <text:p text:style-name="P6"><text:span text:style-name="T3">Agora você pode executar o comando:</text:span></text:p>
      <text:p text:style-name="P1"><text:soft-page-break/><text:span text:style-name="T9">npm run dev</text:span></text:p>
      <text:p text:style-name="P6"><text:span text:style-name="T3">Caso tudo tenha funcionado deve aparecer a seguinte mensagem:</text:span></text:p>
      <text:p text:style-name="P1"><text:span text:style-name="T9">[.] Backend iniciado com sucesso!, porta: 4001</text:span></text:p>
      <text:p text:style-name="P6"><text:span text:style-name="T3">Agora para executar o frontend você deverá executar o mesmo comando para instalar as bibliotecas, porém na pasta frontend:</text:span></text:p>
      <text:p text:style-name="P1"><text:span text:style-name="T9">npm i</text:span></text:p>
      <text:p text:style-name="P6"><text:span text:style-name="T3">Com essa instalação feita agora você deve executar o seguinte comando para instalar o ionic:</text:span></text:p>
      <text:p text:style-name="P1"><text:span text:style-name="T9">npm install -g @ionic/cli</text:span></text:p>
      <text:p text:style-name="P7"><text:span text:style-name="T3"><text:tab/>Após isso execute o seguinte comando para rodar o front-end</text:span></text:p>
      <text:p text:style-name="P1"><text:span text:style-name="T9">ionic serve</text:span></text:p>
      <text:p text:style-name="P6"><text:span text:style-name="T3">Caso você tenha tido sucesso deve aparecer uma mensagem de sucesso no terminal e o seu navegador padrão deve abrir com o site.</text:span></text:p>
      <text:p text:style-name="P2"/>
      <text:p text:style-name="P1"><text:span text:style-name="T2">Como gerar a versão mobile</text:span></text:p>
      <text:p text:style-name="P8"><text:span text:style-name="T3">Para realizar essa etapa é necessário ter o Android Studio instalado no seu computador, que está disponível em </text:span><text:a xlink:type="simple" xlink:href="https://developer.android.com/studio?hl=pt-br" text:style-name="ListLabel_20_10" text:visited-style-name="ListLabel_20_10"><text:span text:style-name="T7">https://developer.android.com/studio?hl=pt-br</text:span></text:a><text:span text:style-name="T3">, ele pode estar em qualquer versão, mas é recomendado usar a mais nova. Com ele baixado e instalado será necessário instalar um emulador para testar, você pode usar o que o Studio tem disponível nativamente ou usar outro como o Genymotion. Para mais informações de como usar o Android Studio é recomendado acessar a documentação deles, que pode ser acessada por </text:span><text:a xlink:type="simple" xlink:href="https://developer.android.com/docs?hl=pt-br" text:style-name="ListLabel_20_10" text:visited-style-name="ListLabel_20_10"><text:span text:style-name="T7">https://developer.android.com/docs?hl=pt-br</text:span></text:a><text:span text:style-name="T3">.</text:span></text:p>
      <text:p text:style-name="P6"><text:span text:style-name="T3">Para poder usar o código da plataforma no Android Studio é necessário gerar a versão do código que possa ser operado nele, isso pode ser feito através dos seguintes comandos:</text:span></text:p>
      <text:p text:style-name="P1"><text:span text:style-name="T9">ionic build</text:span></text:p>
      <text:p text:style-name="P6"><text:span text:style-name="T3">Lembre-se de apagar a pasta android antes de executar o comando o próximo comando</text:span></text:p>
      <text:p text:style-name="P9"><text:span text:style-name="T9">ionic cap add android</text:span></text:p>
      <text:p text:style-name="P9"><text:span text:style-name="T9">ionic cap sync</text:span></text:p>
      <text:p text:style-name="P9"><text:span text:style-name="T9">ionic cap build android<text:line-break/><text:tab/></text:span><text:span text:style-name="T3">Agora para executar o app utilize o seguinte começando se seu android studio estiver fechado</text:span></text:p>
      <text:p text:style-name="P1"><text:span text:style-name="T9">ionic cap open android</text:span></text:p>
      <text:p text:style-name="P6"><text:span text:style-name="T3">Ou para executar o código com o android studio aberto execute o seguinte comando</text:span></text:p>
      <text:p text:style-name="P7"><text:span text:style-name="T9">ionic cap run</text:span></text:p>
      <text:p text:style-name="P6"><text:span text:style-name="T3">Se você executar o comando </text:span><text:span text:style-name="T9">cap build</text:span><text:span text:style-name="T3"> ele irá abrir o android studio onde você poderá manipular e executar a plataforma. Agora adicione a seguinte linha de código no android/app/src/main/AndroidManifest.xml na tag &lt;application Android:uisesCleartextTraffic=”true” &gt;</text:span></text:p>
      <text:p text:style-name="P6"><text:span text:style-name="T3">Para gerar o APK é necessário ter uma chave assinada ou criar um app debug. Caso seja utilizado para realizar deploy na Play Store, será necessário criar uma chave assinada em conjunto com o IFSP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0563c1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6T00:14:00</meta:creation-date>
    <meta:initial-creator>Usuario</meta:initial-creator>
    <meta:document-statistic meta:table-count="0" meta:image-count="0" meta:object-count="0" meta:page-count="2" meta:paragraph-count="46" meta:word-count="557" meta:character-count="3732" meta:non-whitespace-character-count="3221"/>
    <meta:generator>LibreOfficeDev/6.0.5.2$Linux_X86_64 LibreOffice_project/</meta:generator>
  </office:meta>
</office:document-meta>
</file>